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officeooo:rsid="00034b4b" officeooo:paragraph-rsid="0004dd46"/>
    </style:style>
    <style:style style:name="P2" style:family="paragraph" style:parent-style-name="Standard">
      <style:paragraph-properties fo:line-height="200%" fo:text-align="justify" style:justify-single-word="false"/>
      <style:text-properties style:font-name="Times New Roman" fo:font-weight="bold" officeooo:rsid="00034b4b" officeooo:paragraph-rsid="00034b4b" style:font-weight-asian="bold" style:font-weight-complex="bold"/>
    </style:style>
    <style:style style:name="P3" style:family="paragraph" style:parent-style-name="Standard">
      <style:paragraph-properties fo:line-height="200%" fo:text-align="justify" style:justify-single-word="false"/>
      <style:text-properties style:font-name="Times New Roman" fo:font-weight="bold" officeooo:rsid="0004dd46" officeooo:paragraph-rsid="0004dd46" style:font-weight-asian="bold" style:font-weight-complex="bold"/>
    </style:style>
    <style:style style:name="P4" style:family="paragraph" style:parent-style-name="Standard">
      <style:paragraph-properties fo:line-height="200%" fo:text-align="center" style:justify-single-word="false"/>
      <style:text-properties style:font-name="Times New Roman" fo:font-weight="bold" officeooo:rsid="0009e033" officeooo:paragraph-rsid="0009e033" style:font-weight-asian="bold" style:font-weight-complex="bold"/>
    </style:style>
    <style:style style:name="P5" style:family="paragraph" style:parent-style-name="Standard">
      <style:paragraph-properties fo:line-height="200%" fo:text-align="justify" style:justify-single-word="false"/>
      <style:text-properties style:font-name="Times New Roman" officeooo:rsid="0004dd46" officeooo:paragraph-rsid="0004dd46"/>
    </style:style>
    <style:style style:name="P6" style:family="paragraph" style:parent-style-name="Standard">
      <style:paragraph-properties fo:line-height="200%" fo:text-align="justify" style:justify-single-word="false"/>
      <style:text-properties style:font-name="Times New Roman" officeooo:rsid="0004dd46" officeooo:paragraph-rsid="000bf4a7"/>
    </style:style>
    <style:style style:name="P7" style:family="paragraph" style:parent-style-name="Standard">
      <style:paragraph-properties fo:line-height="200%" fo:text-align="center" style:justify-single-word="false"/>
      <style:text-properties style:font-name="Times New Roman" fo:font-weight="normal" officeooo:rsid="000b5fa0" officeooo:paragraph-rsid="000b5fa0" style:font-weight-asian="normal" style:font-weight-complex="normal"/>
    </style:style>
    <style:style style:name="P8" style:family="paragraph" style:parent-style-name="Standard">
      <style:paragraph-properties fo:line-height="200%" fo:text-align="justify" style:justify-single-word="false"/>
      <style:text-properties style:font-name="Times New Roman" officeooo:rsid="000bf4a7" officeooo:paragraph-rsid="000bf4a7"/>
    </style:style>
    <style:style style:name="P9" style:family="paragraph" style:parent-style-name="Standard">
      <style:paragraph-properties fo:line-height="200%" fo:text-align="justify" style:justify-single-word="false"/>
      <style:text-properties style:font-name="Times New Roman" officeooo:rsid="000bf745" officeooo:paragraph-rsid="000bf745"/>
    </style:style>
    <style:style style:name="P10" style:family="paragraph" style:parent-style-name="Standard">
      <style:paragraph-properties fo:line-height="200%" fo:text-align="justify" style:justify-single-word="false"/>
      <style:text-properties style:font-name="Times New Roman" officeooo:rsid="0007a205" officeooo:paragraph-rsid="000bf4a7"/>
    </style:style>
    <style:style style:name="P11" style:family="paragraph" style:parent-style-name="Standard">
      <style:paragraph-properties fo:line-height="200%" fo:text-align="justify" style:justify-single-word="false"/>
      <style:text-properties style:font-name="Times New Roman" officeooo:rsid="0004dd46" officeooo:paragraph-rsid="0014fa1e"/>
    </style:style>
    <style:style style:name="P12" style:family="paragraph" style:parent-style-name="Standard">
      <style:paragraph-properties fo:line-height="200%" fo:text-align="justify" style:justify-single-word="false"/>
      <style:text-properties style:font-name="Times New Roman" officeooo:rsid="0004dd46" officeooo:paragraph-rsid="0004dd46"/>
    </style:style>
    <style:style style:name="T1" style:family="text">
      <style:text-properties officeooo:rsid="0004dd46"/>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4dd46"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16b12"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16b12" style:font-style-asian="normal" style:font-style-complex="normal"/>
    </style:style>
    <style:style style:name="T8" style:family="text">
      <style:text-properties officeooo:rsid="0007a205"/>
    </style:style>
    <style:style style:name="T9" style:family="text">
      <style:text-properties officeooo:rsid="000bf4a7"/>
    </style:style>
    <style:style style:name="T10" style:family="text">
      <style:text-properties officeooo:rsid="000bf745"/>
    </style:style>
    <style:style style:name="T11" style:family="text">
      <style:text-properties officeooo:rsid="000ce01e"/>
    </style:style>
    <style:style style:name="T12" style:family="text">
      <style:text-properties officeooo:rsid="0011a23a"/>
    </style:style>
    <style:style style:name="T13" style:family="text">
      <style:text-properties officeooo:rsid="0012d821"/>
    </style:style>
    <style:style style:name="T14" style:family="text">
      <style:text-properties officeooo:rsid="001340fd"/>
    </style:style>
    <style:style style:name="T15" style:family="text">
      <style:text-properties officeooo:rsid="0014fa1e"/>
    </style:style>
    <style:style style:name="T16" style:family="text">
      <style:text-properties officeooo:rsid="0016e34e"/>
    </style:style>
    <style:style style:name="T17" style:family="text">
      <style:text-properties officeooo:rsid="0018fa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PLB Network Queue Simulator (UNQS): </text:p>
      <text:p text:style-name="P4">Surveying Network Peformance Under Different Queueing Techniques </text:p>
      <text:p text:style-name="P4">for Internet Bandwidth Management</text:p>
      <text:p text:style-name="P7">Leensey M. Lawas</text:p>
      <text:p text:style-name="P2">INTRODUCTION</text:p>
      <text:p text:style-name="P1"><text:span text:style-name="T1"><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5">Communication news</text:span><text:span text:style-name="T7">, 2001)</text:span><text:span text:style-name="T1">. However, this method is costly and inefficient, which is why traffic engineering (TE) takes place. </text:span></text:p>
      <text:p text:style-name="P5"/>
      <text:p text:style-name="P5"><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2">(Teach-ICT, n.d.).</text:span></text:p>
      <text:p text:style-name="P5"/>
      <text:p text:style-name="P3">Background of the study</text:p>
      <text:p text:style-name="P5"><text:tab/>Tong and Yang (2007) cited that there have been many studies on TE, but most of them dealt with route selection algorithms, and few tackled bandwidth management techniques. For this study, bandwidth management is the TE method chosen. Kanu, Kuyoro, Ogunlere, &amp; Adegbenjo <text:s/>define <text:soft-page-break/>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5"/>
      <text:p text:style-name="P11"><text:tab/>In an article named <text:span text:style-name="T4">Bandwidth management pays off</text:span> (2002), two key devices were identified to help in bandwidth management: traffic shaping or congestion avoidance mechanisms and queueing techniques. <text:span text:style-name="T4">Congestion avoidance mechanisms </text:span><text:span text:style-name="T6">or</text:span><text:span text:style-name="T4"> congestion control</text:span> locates where in the router the packets do not enter the system, and finds an alternative route so the packets do not block the way and cause timeout <text:span text:style-name="T13">(Jacobson, 1988)</text:span>. <text:span text:style-name="T4">Queueing techniques</text:span>, on the other hand, help predict and direct the traffic flow by implementing a constraint or constraints to provide the services as demanded <text:span text:style-name="T14">(Gross and Harris, 1974)</text:span>. In addition, queueing network models are known for accuracy and efficiency</text:p>
      <text:p text:style-name="P11"><text:span text:style-name="T15">(Lazowska et al, 1984).</text:span></text:p>
      <text:p text:style-name="P5"/>
      <text:p text:style-name="P3">Significance of the study</text:p>
      <text:p text:style-name="P8"><text:tab/>Inefficient internet bandwidth management can lead to dissatisfied customers and reduced productivity. As long there is a need for “high quality of corporate customer satisfaction”, bandwidth management will continue to grow as a body of knowledge <text:span text:style-name="T16">(D</text:span>uzbeck, 2006<text:span text:style-name="T16">)</text:span>. This study simulated actual traffic data within the University of the Philippines Los Banos (UPLB) Network in order to determine whether the existing bandwidth is optimal or not. Additionally, the results can also be used for future planning that can entail significant cost reductions, thus optimizing both bandwidth and budget to provide quality service.</text:p>
      <text:p text:style-name="P5"/>
      <text:p text:style-name="P5"/>
      <text:p text:style-name="P5"/>
      <text:p text:style-name="P5"/>
      <text:p text:style-name="P3"><text:soft-page-break/>Objectives of the study</text:p>
      <text:p text:style-name="P6"><text:tab/>The general objective of the study <text:span text:style-name="T9">is to efficiently simulate the UPLB network traffic by identifying the most optimal bandwidth setting. Specifically, the study was able to:</text:span></text:p>
      <text:p text:style-name="P5"><text:span text:style-name="T8"><text:tab/>1. </text:span>Collect traffic data from the UPLB network;</text:p>
      <text:p text:style-name="P6"><text:span text:style-name="T8"><text:tab/>2. </text:span>Simulate<text:span text:style-name="T9"> the traffic data using various bandwidth sizes;</text:span></text:p>
      <text:p text:style-name="P6"><text:tab/><text:span text:style-name="T8">3. </text:span>Take<text:span text:style-name="T9"> note of the duration, throughput, and flow loss for each simulation; and</text:span></text:p>
      <text:p text:style-name="P10"><text:tab/>4. Determine the most optimal network setting using graphs and simple statistics.</text:p>
      <text:p text:style-name="P5"/>
      <text:p text:style-name="P3">Time and Place of the study</text:p>
      <text:p text:style-name="P5"><text:tab/>The study was conducted from January 2017 until <text:span text:style-name="T10">June</text:span> 201<text:span text:style-name="T10">8</text:span>, at the Institute of Computer Science, UPLB.</text:p>
      <text:p text:style-name="P5"/>
      <text:p text:style-name="P3">Scope and Limitation<text:span text:style-name="T11">s</text:span> of the study</text:p>
      <text:p text:style-name="P9"><text:tab/>The study is limited to monitoring and simulating a portion of the UPLB network. Also, it focused on the traditional queueing technique known as First In-First Out Queueing (FIFO).</text:p>
      <text:p text:style-name="P9"/>
      <text:p text:style-name="P9"><text:tab/>In determining the most optimal bandwidth, the throughput, latency, and flow loss values will be measured, noted, and compared. <text:span text:style-name="T4">Throughput</text:span> is the number of tasks accomplished over a period of time, <text:span text:style-name="T4">latency</text:span> is the time it takes for a fixed task to be finished, and <text:span text:style-name="T4">flow loss</text:span> is the percentage of dropped flows over the total number of fl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33:37.180478905</meta:creation-date>
    <dc:date>2018-06-05T15:44:46.375539160</dc:date>
    <meta:editing-duration>PT29M12S</meta:editing-duration>
    <meta:editing-cycles>23</meta:editing-cycles>
    <meta:generator>LibreOffice/5.1.6.2$Linux_X86_64 LibreOffice_project/10m0$Build-2</meta:generator>
    <meta:document-statistic meta:table-count="0" meta:image-count="0" meta:object-count="0" meta:page-count="3" meta:paragraph-count="24" meta:word-count="706" meta:character-count="4620" meta:non-whitespace-character-count="3921"/>
  </office:meta>
</office:document-meta>
</file>